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c13e" officeooo:paragraph-rsid="001e7508"/>
    </style:style>
    <style:style style:name="P2" style:family="paragraph" style:parent-style-name="Standard">
      <style:text-properties fo:font-weight="bold" officeooo:rsid="0015c880" officeooo:paragraph-rsid="001e7508" style:font-weight-asian="bold" style:font-weight-complex="bold"/>
    </style:style>
    <style:style style:name="P3" style:family="paragraph" style:parent-style-name="Standard">
      <style:text-properties fo:font-weight="bold" officeooo:rsid="001e7508" officeooo:paragraph-rsid="001e7508" style:font-weight-asian="bold" style:font-weight-complex="bold"/>
    </style:style>
    <style:style style:name="P4" style:family="paragraph" style:parent-style-name="Standard">
      <style:text-properties officeooo:rsid="0015c880" officeooo:paragraph-rsid="001e7508"/>
    </style:style>
    <style:style style:name="P5" style:family="paragraph" style:parent-style-name="Standard">
      <style:text-properties fo:font-weight="normal" officeooo:rsid="001e7508" officeooo:paragraph-rsid="001e7508" style:font-weight-asian="normal" style:font-weight-complex="normal"/>
    </style:style>
    <style:style style:name="P6" style:family="paragraph" style:parent-style-name="Standard">
      <style:text-properties fo:font-weight="normal" officeooo:rsid="001e84ee" officeooo:paragraph-rsid="001e84ee" style:font-weight-asian="normal" style:font-weight-complex="normal"/>
    </style:style>
    <style:style style:name="P7" style:family="paragraph" style:parent-style-name="Standard">
      <style:text-properties fo:font-weight="normal" officeooo:rsid="00205d56" officeooo:paragraph-rsid="00205d56" style:font-weight-asian="normal" style:font-weight-complex="normal"/>
    </style:style>
    <style:style style:name="P8" style:family="paragraph" style:parent-style-name="Standard">
      <style:text-properties style:font-name="Calibri" officeooo:rsid="0015c880" officeooo:paragraph-rsid="0024c1fc"/>
    </style:style>
    <style:style style:name="P9" style:family="paragraph" style:parent-style-name="Standard">
      <style:text-properties style:font-name="Calibri" officeooo:rsid="00293898" officeooo:paragraph-rsid="0024c1fc"/>
    </style:style>
    <style:style style:name="P10" style:family="paragraph" style:parent-style-name="Standard">
      <style:text-properties style:font-name="Calibri" fo:font-weight="normal" officeooo:rsid="0019747c" officeooo:paragraph-rsid="0026c3af" style:font-weight-asian="normal" style:font-weight-complex="normal"/>
    </style:style>
    <style:style style:name="P11" style:family="paragraph" style:parent-style-name="Standard">
      <style:text-properties style:font-name="Calibri" fo:font-weight="normal" officeooo:rsid="0029efe1" officeooo:paragraph-rsid="0029efe1" style:font-weight-asian="normal" style:font-weight-complex="normal"/>
    </style:style>
    <style:style style:name="P12" style:family="paragraph" style:parent-style-name="Standard">
      <style:text-properties style:font-name="Calibri" fo:font-weight="normal" officeooo:rsid="0015c880" officeooo:paragraph-rsid="0029efe1" style:font-weight-asian="normal" style:font-weight-complex="normal"/>
    </style:style>
    <style:style style:name="P13" style:family="paragraph" style:parent-style-name="Standard">
      <style:text-properties style:font-name="Calibri" fo:font-weight="normal" officeooo:rsid="002e0f29" officeooo:paragraph-rsid="0029efe1" style:font-weight-asian="normal" style:font-weight-complex="normal"/>
    </style:style>
    <style:style style:name="P14" style:family="paragraph" style:parent-style-name="Standard">
      <style:text-properties style:font-name="Calibri" fo:font-weight="normal" officeooo:rsid="002e0f29" officeooo:paragraph-rsid="002e0f29" style:font-weight-asian="normal" style:font-weight-complex="normal"/>
    </style:style>
    <style:style style:name="P15" style:family="paragraph" style:parent-style-name="Standard">
      <style:text-properties style:font-name="Calibri" fo:font-weight="normal" officeooo:rsid="002fa779" officeooo:paragraph-rsid="002fa779" style:font-weight-asian="normal" style:font-weight-complex="normal"/>
    </style:style>
    <style:style style:name="P16" style:family="paragraph" style:parent-style-name="Standard">
      <style:text-properties style:font-name="Calibri" fo:font-weight="normal" officeooo:rsid="0030e532" officeooo:paragraph-rsid="0030e532" style:font-weight-asian="normal" style:font-weight-complex="normal"/>
    </style:style>
    <style:style style:name="P17" style:family="paragraph" style:parent-style-name="Standard">
      <style:text-properties style:font-name="Calibri" fo:font-weight="normal" officeooo:rsid="0035fb1c" officeooo:paragraph-rsid="0035fb1c" style:font-weight-asian="normal" style:font-weight-complex="normal"/>
    </style:style>
    <style:style style:name="P18" style:family="paragraph" style:parent-style-name="Standard">
      <style:text-properties style:font-name="Calibri" fo:font-weight="normal" officeooo:rsid="0036c835" officeooo:paragraph-rsid="0036c835" style:font-weight-asian="normal" style:font-weight-complex="normal"/>
    </style:style>
    <style:style style:name="P19" style:family="paragraph" style:parent-style-name="Standard">
      <style:text-properties style:font-name="Calibri" fo:font-weight="normal" officeooo:rsid="0036c835" officeooo:paragraph-rsid="003bfa7e" style:font-weight-asian="normal" style:font-weight-complex="normal"/>
    </style:style>
    <style:style style:name="P20" style:family="paragraph" style:parent-style-name="Standard">
      <style:text-properties style:font-name="Calibri" fo:font-weight="normal" officeooo:rsid="0036c835" officeooo:paragraph-rsid="003d9016" style:font-weight-asian="normal" style:font-weight-complex="normal"/>
    </style:style>
    <style:style style:name="P21" style:family="paragraph" style:parent-style-name="Standard">
      <style:text-properties style:font-name="Calibri" fo:font-weight="normal" officeooo:rsid="0041aaf4" officeooo:paragraph-rsid="0041aaf4" style:font-weight-asian="normal" style:font-weight-complex="normal"/>
    </style:style>
    <style:style style:name="P22" style:family="paragraph" style:parent-style-name="Standard">
      <style:text-properties style:font-name="Calibri" fo:font-weight="normal" officeooo:rsid="0044cb3e" officeooo:paragraph-rsid="0044cb3e" style:font-weight-asian="normal" style:font-weight-complex="normal"/>
    </style:style>
    <style:style style:name="P23" style:family="paragraph" style:parent-style-name="Standard">
      <style:text-properties style:font-name="Calibri" fo:font-weight="normal" officeooo:rsid="003bfa7e" officeooo:paragraph-rsid="003bfa7e" style:font-weight-asian="normal" style:font-weight-complex="normal"/>
    </style:style>
    <style:style style:name="P24" style:family="paragraph" style:parent-style-name="Standard">
      <style:text-properties style:font-name="Calibri" fo:font-weight="normal" officeooo:rsid="003bfa7e" officeooo:paragraph-rsid="003d9016" style:font-weight-asian="normal" style:font-weight-complex="normal"/>
    </style:style>
    <style:style style:name="P25" style:family="paragraph" style:parent-style-name="Standard">
      <style:text-properties style:font-name="Calibri" fo:font-weight="normal" officeooo:rsid="0046c7ab" officeooo:paragraph-rsid="0046c7ab" style:font-weight-asian="normal" style:font-weight-complex="normal"/>
    </style:style>
    <style:style style:name="P26" style:family="paragraph" style:parent-style-name="Standard">
      <style:text-properties style:font-name="Calibri" fo:font-weight="normal" officeooo:rsid="0046c7ab" officeooo:paragraph-rsid="004ffd4e" style:font-weight-asian="normal" style:font-weight-complex="normal"/>
    </style:style>
    <style:style style:name="P27" style:family="paragraph" style:parent-style-name="Standard">
      <style:text-properties style:font-name="Calibri" fo:font-weight="normal" officeooo:rsid="004d28cc" officeooo:paragraph-rsid="004d28cc" style:font-weight-asian="normal" style:font-weight-complex="normal"/>
    </style:style>
    <style:style style:name="P28" style:family="paragraph" style:parent-style-name="Standard">
      <style:text-properties style:font-name="Calibri" fo:font-weight="normal" officeooo:rsid="004d28cc" officeooo:paragraph-rsid="0044cb3e" style:font-weight-asian="normal" style:font-weight-complex="normal"/>
    </style:style>
    <style:style style:name="P29" style:family="paragraph" style:parent-style-name="Standard">
      <style:text-properties style:font-name="Calibri" fo:font-weight="normal" officeooo:rsid="004d28cc" officeooo:paragraph-rsid="004ffd4e" style:font-weight-asian="normal" style:font-weight-complex="normal"/>
    </style:style>
    <style:style style:name="P30" style:family="paragraph" style:parent-style-name="Standard">
      <style:text-properties style:font-name="Calibri" fo:font-weight="normal" officeooo:rsid="004ffd4e" officeooo:paragraph-rsid="004ffd4e" style:font-weight-asian="normal" style:font-weight-complex="normal"/>
    </style:style>
    <style:style style:name="P31" style:family="paragraph" style:parent-style-name="Standard" style:list-style-name="L1">
      <style:text-properties style:font-name="Calibri" fo:font-weight="normal" officeooo:rsid="0015c880" officeooo:paragraph-rsid="0024c1fc" style:font-weight-asian="normal" style:font-weight-complex="normal"/>
    </style:style>
    <style:style style:name="P32" style:family="paragraph" style:parent-style-name="Standard">
      <style:text-properties style:font-name="Calibri" fo:font-weight="normal" officeooo:rsid="0015c880" officeooo:paragraph-rsid="0026c3af" style:font-weight-asian="normal" style:font-weight-complex="normal"/>
    </style:style>
    <style:style style:name="P33" style:family="paragraph" style:parent-style-name="Standard" style:list-style-name="L1">
      <style:text-properties style:font-name="Calibri" fo:font-weight="normal" officeooo:rsid="0019747c" officeooo:paragraph-rsid="0026c3af" style:font-weight-asian="normal" style:font-weight-complex="normal"/>
    </style:style>
    <style:style style:name="P34" style:family="paragraph" style:parent-style-name="Standard">
      <style:text-properties style:font-name="Calibri" fo:font-weight="normal" officeooo:rsid="002e8ae2" officeooo:paragraph-rsid="002e8ae2" style:font-weight-asian="normal" style:font-weight-complex="normal"/>
    </style:style>
    <style:style style:name="P35" style:family="paragraph" style:parent-style-name="Standard">
      <style:text-properties style:font-name="Calibri" fo:font-weight="normal" officeooo:rsid="005c64a2" officeooo:paragraph-rsid="005c64a2" style:font-weight-asian="normal" style:font-weight-complex="normal"/>
    </style:style>
    <style:style style:name="P36" style:family="paragraph" style:parent-style-name="Standard">
      <style:text-properties style:font-name="Calibri" fo:font-weight="normal" officeooo:rsid="0036c835" officeooo:paragraph-rsid="003bfa7e" style:font-weight-asian="normal" style:font-weight-complex="normal"/>
    </style:style>
    <style:style style:name="P37" style:family="paragraph" style:parent-style-name="Standard">
      <style:text-properties style:font-name="Calibri" fo:font-weight="normal" officeooo:rsid="0044cb3e" officeooo:paragraph-rsid="0044cb3e" style:font-weight-asian="normal" style:font-weight-complex="normal"/>
    </style:style>
    <style:style style:name="P38" style:family="paragraph" style:parent-style-name="Standard">
      <style:text-properties style:font-name="Calibri" fo:font-weight="normal" officeooo:rsid="005e7c63" officeooo:paragraph-rsid="005e7c63" style:font-weight-asian="normal" style:font-weight-complex="normal"/>
    </style:style>
    <style:style style:name="P39" style:family="paragraph" style:parent-style-name="Standard" style:list-style-name="L1">
      <style:text-properties style:font-name="Calibri" officeooo:rsid="0019747c" officeooo:paragraph-rsid="0024c1fc"/>
    </style:style>
    <style:style style:name="P40" style:family="paragraph" style:parent-style-name="Standard" style:list-style-name="L2">
      <style:text-properties style:font-name="Calibri" officeooo:rsid="0019973e" officeooo:paragraph-rsid="0024c1fc"/>
    </style:style>
    <style:style style:name="P41" style:family="paragraph" style:parent-style-name="Standard" style:list-style-name="L1">
      <style:text-properties style:font-name="Calibri" officeooo:rsid="0015c880" officeooo:paragraph-rsid="0024c1fc"/>
    </style:style>
    <style:style style:name="P42" style:family="paragraph" style:parent-style-name="Standard" style:list-style-name="L3">
      <style:text-properties style:font-name="Calibri" officeooo:rsid="00293898" officeooo:paragraph-rsid="0024c1fc"/>
    </style:style>
    <style:style style:name="P43" style:family="paragraph" style:parent-style-name="Standard" style:list-style-name="L1">
      <style:text-properties style:font-name="Calibri" officeooo:rsid="0017c13e" officeooo:paragraph-rsid="0024c1fc"/>
    </style:style>
    <style:style style:name="P44" style:family="paragraph" style:parent-style-name="Standard">
      <style:text-properties style:font-name="Calibri" fo:font-weight="bold" officeooo:rsid="0035fb1c" officeooo:paragraph-rsid="0035fb1c" style:font-weight-asian="bold" style:font-weight-complex="bold"/>
    </style:style>
    <style:style style:name="T1" style:family="text">
      <style:text-properties officeooo:rsid="001e7508"/>
    </style:style>
    <style:style style:name="T2" style:family="text">
      <style:text-properties officeooo:rsid="001e84ee"/>
    </style:style>
    <style:style style:name="T3" style:family="text">
      <style:text-properties officeooo:rsid="001ed889"/>
    </style:style>
    <style:style style:name="T4" style:family="text">
      <style:text-properties officeooo:rsid="0030e532"/>
    </style:style>
    <style:style style:name="T5" style:family="text">
      <style:text-properties officeooo:rsid="0036c835"/>
    </style:style>
    <style:style style:name="T6" style:family="text">
      <style:text-properties officeooo:rsid="00455da9"/>
    </style:style>
    <style:style style:name="T7" style:family="text">
      <style:text-properties officeooo:rsid="0046d833"/>
    </style:style>
    <style:style style:name="T8" style:family="text">
      <style:text-properties officeooo:rsid="004d28cc"/>
    </style:style>
    <style:style style:name="T9" style:family="text">
      <style:text-properties officeooo:rsid="004ec5be"/>
    </style:style>
    <style:style style:name="T10" style:family="text">
      <style:text-properties officeooo:rsid="0050420b"/>
    </style:style>
    <style:style style:name="T11" style:family="text">
      <style:text-properties officeooo:rsid="0055dc2f"/>
    </style:style>
    <style:style style:name="T12" style:family="text">
      <style:text-properties officeooo:rsid="0056b067"/>
    </style:style>
    <style:style style:name="T13" style:family="text">
      <style:text-properties officeooo:rsid="00575bbc"/>
    </style:style>
    <style:style style:name="T14" style:family="text">
      <style:text-properties officeooo:rsid="005a7a61"/>
    </style:style>
    <style:style style:name="T15" style:family="text">
      <style:text-properties officeooo:rsid="005bd0b3"/>
    </style:style>
    <style:style style:name="T16" style:family="text">
      <style:text-properties officeooo:rsid="005c64a2"/>
    </style:style>
    <style:style style:name="T17" style:family="text">
      <style:text-properties officeooo:rsid="005e32a5"/>
    </style:style>
    <style:style style:name="T18" style:family="text">
      <style:text-properties officeooo:rsid="005e7c63"/>
    </style:style>
    <style:style style:name="T19" style:family="text">
      <style:text-properties officeooo:rsid="006145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herche <text:span text:style-name="T1">&amp; Inspiration</text:span></text:p>
      <text:p text:style-name="P4"/>
      <text:p text:style-name="P8"/>
      <text:list xml:id="list2624206081" text:style-name="L1">
        <text:list-item>
          <text:p text:style-name="P31">Inspiration und ähnliche Spiele</text:p>
        </text:list-item>
        <text:list-item>
          <text:p text:style-name="P39">Alleinstellungsmerkmal</text:p>
        </text:list-item>
      </text:list>
      <text:list xml:id="list1713637798" text:style-name="L2">
        <text:list-item>
          <text:p text:style-name="P40"/>
        </text:list-item>
      </text:list>
      <text:p text:style-name="P8"/>
      <text:list xml:id="list185056447582285" text:continue-list="list2624206081" text:style-name="L1">
        <text:list-item>
          <text:p text:style-name="P41">Schwerpunkt</text:p>
        </text:list-item>
      </text:list>
      <text:list xml:id="list2243069870" text:style-name="L3">
        <text:list-item>
          <text:p text:style-name="P42">Storytelling Enviroment Design</text:p>
        </text:list-item>
      </text:list>
      <text:p text:style-name="P9"/>
      <text:list xml:id="list185055421709130" text:continue-list="list185056447582285" text:style-name="L1">
        <text:list-item>
          <text:p text:style-name="P41">Literarische Vorlage</text:p>
        </text:list-item>
        <text:list-item>
          <text:p text:style-name="P41">Historische Recherche</text:p>
        </text:list-item>
        <text:list-item>
          <text:p text:style-name="P43">Zielplattform</text:p>
        </text:list-item>
      </text:list>
      <text:p text:style-name="P1"/>
      <text:p text:style-name="P1"/>
      <text:p text:style-name="P3">Inspiration und ähnliche Spiele</text:p>
      <text:p text:style-name="P3"/>
      <text:p text:style-name="P5">Die <text:span text:style-name="T11">Grund</text:span>idee der Bach<text:span text:style-name="T11">e</text:span>lor<text:span text:style-name="T11">arbeit</text:span> best<text:span text:style-name="T11">and</text:span> darin, ein interaktives <text:span text:style-name="T11">Videos</text:span>piel zu <text:span text:style-name="T11">konzeptionieren</text:span>, in <text:span text:style-name="T11">dem auf eine möglichst immersive Weise,</text:span> eine<text:span text:style-name="T11"> </text:span>Geschichte erzählt wird. Der Hauptfokus<text:span text:style-name="T11"> des Werkstückes</text:span> liegt d<text:span text:style-name="T11">eshalb</text:span> primär darauf, <text:span text:style-name="T11">einen funktionsfähigen Prototypen zu entwickeln, der dem Spieler</text:span> eine spannende Handlung, mit einer Vielzahl an unterschiedlichen Charakteren und Ereignissen, <text:span text:style-name="T11">erleben lässt. </text:span></text:p>
      <text:p text:style-name="P5"/>
      <text:p text:style-name="P5">Es wurden bereits andere Spiele veröffentlicht die ähnliche Ansprüche verfolgen, beispielsweise die <text:span text:style-name="T11">Spielreihe</text:span> „The <text:span text:style-name="T11">W</text:span>alking Dead“, der Firma Telltale Games. Dieses Spiel handelt <text:span text:style-name="T11">narrativ,</text:span> von einer Gruppe Überlebender in einer Postapo<text:span text:style-name="T11">k</text:span>alyptischen Welt. Der Hauptfokus dieser Reihe liegt darin die Geschichte, und die Entwicklung dieser Gruppe Überlebender in mehreren Episoden, auf spannende und <text:span text:style-name="T2">den Spieler miteinbeziehende Weise zu erzählen. Ein Großteil des Gameplays, nehmen hierbei Dialoge, die zwischen den verschiedenen Charakteren geführt werden ein. Dabei handelt es sich inhaltlich, meistens um verschiedene Probleme, mit denen die Charaktere sowohl innerhalb, als auch außerhalb der Gruppe konfrontiert werden. Der Spieler kann in diesen Dialogen, interaktiv Entscheidungen treffen, die sich im späteren, Spielverlauf auf die Entwicklung der Geschichte auswirken. Außerhalb dieser Dialoge ähnelt das Spiel sehr stark einem klassischem „Point-and-Click“ Adventure-Game.</text:span></text:p>
      <text:p text:style-name="P5"/>
      <text:p text:style-name="P6">Ein weiteres Spiel das als Inspirationsquelle diente, ist The Banner Saga der Firma <text:span text:style-name="T12">Stoic</text:span>. Dieses Spiel ist eine Mischung aus Side-Scroller und <text:span text:style-name="T12">taktischem </text:span>Strateg<text:span text:style-name="T12">ie</text:span>spiel. Der Spieler <text:span text:style-name="T12">übernimmt</text:span> die Führung eines Stammes, der durch eine fiktive, an der klassischen nordischen Mythologie orientierte Welt zieht. Dabei trifft der Stamm immer wieder auf Gegner, die im Kampf besiegt werden müssen, oder auf andere Ereignisse, die in einem Dialog-System behandelt werden. <text:span text:style-name="T12">Insbesondere</text:span> der <text:span text:style-name="T12">grafische Stil und die Intelligente Nutzung des </text:span>Sidescroller-Stil <text:span text:style-name="T13">zur narrativen Erzählweise,</text:span> war<text:span text:style-name="T13">en</text:span> <text:span text:style-name="T13">aus Design-konzeptioneller Sicht betrachtet</text:span>, eine große Inspirationsquelle <text:span text:style-name="T3">für die Design-Konzeption des Werkstücks.</text:span></text:p>
      <text:p text:style-name="P6"/>
      <text:p text:style-name="P6"/>
      <text:p text:style-name="P6"/>
      <text:p text:style-name="P6"/>
      <text:p text:style-name="P6"/>
      <text:p text:style-name="P6"/>
      <text:p text:style-name="P6"/>
      <text:p text:style-name="P6"/>
      <text:p text:style-name="P6"/>
      <text:p text:style-name="P6"><text:soft-page-break/></text:p>
      <text:p text:style-name="P6"/>
      <text:list xml:id="list185055812026058" text:continue-numbering="true" text:style-name="L1">
        <text:list-item>
          <text:p text:style-name="P33">Alleinstellungsmerkmal</text:p>
        </text:list-item>
      </text:list>
      <text:p text:style-name="P10"/>
      <text:p text:style-name="P14">Geht es um die spezifischen Besonderheiten, die das Werkstück von anderen Spielen abhebt, so sollte zunächst <text:span text:style-name="T14">erwähnt werden, das es sich um die Umsetzung eines literarischen Werkes, nämlich dem Buch, „Das Herz der Finsternis“ von Joseph Conrad handelt. Zudem sollte </text:span>das Setting genannt werden. Die Handlung des Werkstückes mag fiktiv sein, jedoch wurde, das gesamte Spiel in einen historischen Kontext eingebunden und es wurde viel Wert darauf gelegt, die Handlung und d<text:span text:style-name="T15">ie Hintergrundbedingungen</text:span> des Spiels, möglichst realistisch, authentisch und plausibel wie möglich erscheinen zu lassen. </text:p>
      <text:p text:style-name="P34">Das eigentlich Setting behandelt zudem eine geschichtliche Periode, die in der westlichen Gesellschaft kaum <text:span text:style-name="T4">w</text:span>ahrgenommen wird, nämlich die <text:span text:style-name="T16">frühen </text:span>Anfänge der europäischen Kolonisierungspolitik <text:span text:style-name="T16">im 18ten Jahrhundert</text:span>, deren Konsequenzen <text:span text:style-name="T16">sich bis</text:span> weit in die <text:span text:style-name="T16">heutige </text:span>Gegenwart <text:span text:style-name="T16">Auswirken.</text:span></text:p>
      <text:p text:style-name="P35">All diese Faktoren, bieten ein Alleinstellungsmerkmal, das nur wenige Spiele bieten. </text:p>
      <text:p text:style-name="P15">Angesehen von seiner historischen <text:span text:style-name="T16">und politischen </text:span>Bedeutung, bietet das Spiel eine <text:span text:style-name="T16">zudem </text:span><text:s/>spannende und unterhaltsame Geschichte, durch ihre audiovisuelle Realisierung ein <text:span text:style-name="T4">mitreißendes Spielerlebnis bildet.</text:span></text:p>
      <text:p text:style-name="P10"/>
      <text:p text:style-name="P32"/>
      <text:p text:style-name="P12"/>
      <text:p text:style-name="P44">Immersion in Videospielen</text:p>
      <text:p text:style-name="P17"/>
      <text:p text:style-name="P17">Da das <text:span text:style-name="T7">konzeptionierte</text:span> Spiel wie in <text:span text:style-name="T17">[Kapitel Ziele der Arbeit] </text:span>beschrieben ein „immersives“ <text:span text:style-name="T17">Spielerlebnis</text:span> bieten soll, <text:span text:style-name="T17">soll der</text:span> Begriff der „Immersion“ in <text:span text:style-name="T17">Bezug auf Videospiele, in</text:span> diesem Kapitel genauer definiert werden.</text:p>
      <text:p text:style-name="P17"/>
      <text:p text:style-name="P17">Der Autor Ernest Adams beschreibt in seinem Buch „Fundamentals of Game Design“, die „Immersion“ als „abtauchen“ in eine fiktive Welt. „Immersion is the feeling of beeing submerged in a form of entertainment, or rather beeing unaware that youre experiencing an atificial World. When. <text:span text:style-name="T5">Entscheidend für ein immersives Erlebnis ist laut Adams, dass der Spieler einen Großteil seiner Aufmerksamkeit in das Spielgeschehen legt. „When you immersed in a book, movie, or game, you devote all your Attention to it and it seems real. You have lost the Track of the boundaries of the magic circle“.</text:span></text:p>
      <text:p text:style-name="P17"/>
      <text:p text:style-name="P18">Entsprechend wichtig ist es um Immersion zu erschaffen, ein <text:span text:style-name="T17">Spielerlebnis</text:span> zu <text:span text:style-name="T17">kreieren</text:span>, das es schafft möglichst konstant die Aufmerksamkeit des Benutzers auf s<text:span text:style-name="T17">i</text:span>ch zu richten und <text:span text:style-name="T17">das aktive Bewusstsein</text:span>, das es sich <text:span text:style-name="T17">bei dem Erlebten</text:span> um eine künstlich erzeugte Welt handelt, <text:span text:style-name="T17">zu verdrängen</text:span>.</text:p>
      <text:p text:style-name="P18"/>
      <text:p text:style-name="P19">Es ist daher eine <text:span text:style-name="T17">gewisse</text:span> Spannung nötig um die <text:span text:style-name="T17">Aufmerksamkeit des Spielers an das Spielgeschehen uns somit </text:span>Immersion aufrecht zu erhalten. Adams definiert in Bezug auf Videospiele drei Hauptarten der Immersion. Strategische<text:span text:style-name="T17">-</text:span>Immersion, Taktische<text:span text:style-name="T17">-</text:span>Immersion und Narrativ<text:span text:style-name="T17">-</text:span> Immersion.</text:p>
      <text:p text:style-name="P19"/>
      <text:p text:style-name="P23">Taktische<text:span text:style-name="T18">-</text:span>Immersion:<text:line-break/>Adams beschreibt die taktische Immersion eines Spieles als „Trance“, der Spieler muss so schnell auf das Spielgeschehen reagieren, das<text:span text:style-name="T17">s das Spiel</text:span> <text:span text:style-name="T17">die</text:span> Aufmerksamkeit <text:span text:style-name="T17">des Spielers an sich bindet und das Bewußtsein</text:span> keine andere Möglichkeit hat, von anderen <text:span text:style-name="T17">Faktoren</text:span> abgelenkt zu werden.</text:p>
      <text:p text:style-name="P19"><text:soft-page-break/></text:p>
      <text:p text:style-name="P23">Strategische<text:span text:style-name="T18">-</text:span>Immersion:</text:p>
      <text:p text:style-name="P24">Muss der Spieler das Spiel „observieren“, eigene Strategien entwickeln, „kalkulieren“ und „planen“, so liegt laut Adams eine <text:span text:style-name="T17">S</text:span>trategische<text:span text:style-name="T17">-</text:span>Immersion vor. <text:span text:style-name="T17">D</text:span>er Verstand und somit die Aufmerksamkeit ist <text:span text:style-name="T17">in diesem Fall,</text:span> damit beschäftigt die <text:span text:style-name="T18">s</text:span>pielerischen Entscheidungen zu „optimieren“ <text:span text:style-name="T18">und widmet dem Spielgeschehen somit seine volle Aufmerksamkeit</text:span>.</text:p>
      <text:p text:style-name="P20"/>
      <text:p text:style-name="P20"/>
      <text:p text:style-name="P21">Narrative<text:span text:style-name="T18">-</text:span>Immersion</text:p>
      <text:p text:style-name="P21">Die letzte und für <text:span text:style-name="T18">die Konzeption des Werkstückes</text:span> <text:span text:style-name="T18">relevanteste</text:span> Art der Immersion ist die <text:span text:style-name="T18">N</text:span>arrative-Imm<text:span text:style-name="T18">e</text:span>rsion.</text:p>
      <text:p text:style-name="P22">Sie wird von Adams als folgendermaßen beschrieben.</text:p>
      <text:p text:style-name="P22">„<text:span text:style-name="T6">Narrative Immersion is the feeling of beeing inside a story, completly involved and accepting the world and events of the story as real. Its the same immersion as that produced by a good book or movie, but in video games, the player is also an actor within the story.“</text:span></text:p>
      <text:p text:style-name="P38">Narrative-Immersion bedeutet, somit dem Spiel, aufgrund seiner fesselnden Geschichte, seine Aufmerksamkeit zu widmen.</text:p>
      <text:p text:style-name="P28"/>
      <text:p text:style-name="P27"/>
      <text:p text:style-name="P38">Narrative Immersion als Schwerpunkt des Bachelorarbeit</text:p>
      <text:p text:style-name="P30"/>
      <text:p text:style-name="P26">Verglicht man die <text:span text:style-name="T18">verschiedenen</text:span> Arten der Immersionen <text:span text:style-name="T18">miteinander</text:span>, <text:span text:style-name="T18">so fällt auf das diese in ihrer Wirkungsweise und ihren Anforderungen,</text:span> teilweise <text:span text:style-name="T18">stark konträr im Verhältnis zueinander wirken</text:span>. So <text:span text:style-name="T18">ist es schwierig in einem Videospiel, dem Spieler </text:span>eine tiefgründige Geschichte vermitteln, wenn <text:s/><text:span text:style-name="T18">dieser </text:span>seine Hauptkonzentration darauf legen muss, beispielsweise durch seine Reaktionsvermögen <text:span text:style-name="T18">ein Level zu absolvieren</text:span>. <text:span text:style-name="T18">In selbem Maße kann es für den Spieler überfordernd sein,</text:span> sich eine komplexe Strategie zu Überlegen, während man gleichzeitig <text:span text:style-name="T8">einer Geschichte folgen muss und laut Adams zerstört, nichts spielerische Immersion mehr, als das Gefühl von Überforderung und Stress.</text:span></text:p>
      <text:p text:style-name="P26"/>
      <text:p text:style-name="P29">Aus diesem Grund <text:span text:style-name="T9">fokussiert</text:span>, sich das fertige Werkstück <text:span text:style-name="T18">primär </text:span>auf die „Narrative<text:span text:style-name="T18">-</text:span>Immersion“. <text:span text:style-name="T18">Es soll eine Geschichte erzählt werden und dies soll auf eine möglichst immersive Weise geschehen</text:span>. Das „Gameplay“ <text:span text:style-name="T18">des konzipierten Videospiel,</text:span> dient <text:span text:style-name="T18">somit voranging dem Zweck </text:span>die Handlung <text:span text:style-name="T18">narrativ</text:span> zu unterstützen.</text:p>
      <text:p text:style-name="P29"/>
      <text:p text:style-name="P30"><text:span text:style-name="T19">Eines der wichtigsten</text:span> Element<text:span text:style-name="T19">e</text:span> der narrativen Immersion ist das sog. „Storytelling“, <text:span text:style-name="T10">die Art und Weise wie eine Geschichte dem Spieler mitgeteilt wird. Als weiterer essenzieller Punkt der Narrativen-Immiersion ist der Begriff der „Game-World“ zu nennen. Der Begriff „Game-World“ umfasst dabei sowohl das visuell-physikalische Design der Welt, in der das Spielgeschehen stattfindetl, als auch deren symbolische, kulturelle, sowie historischen Hintergründe. Sowohl die Aspekte des Storytelling, als auch die der Games-World sindessenziell zur Erschaffung eines immersiven Spielerlebnis <text:s/>und werden als primäre Schwerpunkte in der Design-Konzeption, des Videospiel-Konzepts behandelt.</text:span></text:p>
      <text:p text:style-name="P25"/>
      <text:p text:style-name="P25"/>
      <text:p text:style-name="P20"><text:line-break/><text:line-break/><text:line-break/><text:soft-page-break/><text:line-break/></text:p>
      <text:p text:style-name="P17"/>
      <text:p text:style-name="P17"/>
      <text:p text:style-name="P12"/>
      <text:p text:style-name="P16"><text:line-break/></text:p>
      <text:p text:style-name="P12"/>
      <text:p text:style-name="P12"/>
      <text:p text:style-name="P13"/>
      <text:p text:style-name="P11"/>
      <text:p text:style-name="P6"/>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1:29:52.932000000</meta:creation-date>
    <dc:date>2018-01-23T18:21:18.117000000</dc:date>
    <meta:editing-duration>PT3H46M12S</meta:editing-duration>
    <meta:editing-cycles>27</meta:editing-cycles>
    <meta:generator>LibreOffice/5.3.7.2$Windows_X86_64 LibreOffice_project/6b8ed514a9f8b44d37a1b96673cbbdd077e24059</meta:generator>
    <meta:document-statistic meta:table-count="0" meta:image-count="0" meta:object-count="0" meta:page-count="4" meta:paragraph-count="37" meta:word-count="1063" meta:character-count="7844" meta:non-whitespace-character-count="6813"/>
  </office:meta>
</office:document-meta>
</file>